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2" style:family="paragraph">
      <style:text-properties fo:font-family="'Times New Roman'" style:font-style-name="Italic" style:font-family-generic="roman" style:font-pitch="variable" fo:font-size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6pt" style:font-size-complex="16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fo:font-style="normal" style:font-size-asian="14pt" style:font-style-asian="normal" style:font-size-complex="14pt" style:font-style-complex="normal"/>
    </style:style>
    <style:style style:name="P5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2pt" fo:font-style="normal" style:font-style-asian="normal" style:font-style-complex="normal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P9" style:family="paragraph">
      <style:paragraph-properties fo:text-align="center"/>
    </style:style>
    <style:style style:name="T1" style:family="text">
      <style:text-properties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size-asian="12pt" style:font-size-complex="12pt"/>
    </style:style>
    <style:style style:name="T3" style:family="text">
      <style:text-properties style:text-position="-33% 58%" fo:font-style="normal" style:font-size-asian="12pt" style:font-style-asian="normal" style:font-size-complex="12pt" style:font-style-complex="normal"/>
    </style:style>
    <style:style style:name="T4" style:family="text">
      <style:text-properties style:text-position="-33% 58%" fo:font-style="italic" style:font-size-asian="12pt" style:font-style-asian="italic" style:font-size-complex="12pt" style:font-style-complex="italic"/>
    </style:style>
    <style:style style:name="T5" style:family="text">
      <style:text-properties style:font-size-asian="16pt" style:font-size-complex="16pt"/>
    </style:style>
    <style:style style:name="T6" style:family="text">
      <style:text-properties fo:font-style="normal" style:font-family-asian="'Times New Roman'" style:font-style-name-asian="Regular" style:font-family-generic-asian="roman" style:font-size-asian="14pt" style:font-style-asian="normal" style:font-family-complex="'Times New Roman'" style:font-style-name-complex="Regular" style:font-family-generic-complex="roman" style:font-size-complex="14pt" style:font-style-complex="normal"/>
    </style:style>
    <style:style style:name="T7" style:family="text">
      <style:text-properties fo:font-style="italic" style:font-family-asian="Arial" style:font-style-name-asian="Regular" style:font-family-generic-asian="swiss" style:font-size-asian="12pt" style:font-style-asian="italic" style:font-family-complex="Arial" style:font-style-name-complex="Regular" style:font-family-generic-complex="swiss" style:font-size-complex="12pt" style:font-style-complex="italic"/>
    </style:style>
    <style:style style:name="T8" style:family="text">
      <style:text-properties style:text-position="-33% 58%" fo:font-style="italic" style:font-family-asian="Arial" style:font-style-name-asian="Regular" style:font-family-generic-asian="swiss" style:font-size-asian="12pt" style:font-style-asian="italic" style:font-family-complex="Arial" style:font-style-name-complex="Regular" style:font-family-generic-complex="swiss" style:font-size-complex="12pt" style:font-style-complex="italic"/>
    </style:style>
    <style:style style:name="T9" style:family="text">
      <style:text-properties style:text-position="-33% 58%" fo:font-style="normal" style:font-family-asian="Arial" style:font-style-name-asian="Regular" style:font-family-generic-asian="swiss" style:font-size-asian="12pt" style:font-style-asian="normal" style:font-family-complex="Arial" style:font-style-name-complex="Regular" style:font-family-generic-complex="swiss" style:font-size-complex="12pt" style:font-style-complex="normal"/>
    </style:style>
    <style:style style:name="T10" style:family="text">
      <style:text-properties fo:font-style="normal" style:font-family-asian="Arial" style:font-style-name-asian="Regular" style:font-family-generic-asian="swiss" style:font-size-asian="12pt" style:font-style-asian="normal" style:font-family-complex="Arial" style:font-style-name-complex="Regular" style:font-family-generic-complex="swiss" style:font-size-complex="12pt" style:font-style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0.762cm" svg:x="3.032cm" svg:y="3.21cm">
          <text:p text:style-name="P1"><text:span text:style-name="T1">y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3.032cm" svg:y="4.513cm">
          <text:p text:style-name="P1"><text:span text:style-name="T1">y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3.032cm" svg:y="6.413cm">
          <text:p text:style-name="P1"><text:span text:style-name="T1">y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21cm" svg:height="0.734cm" draw:transform="rotate (-1.57079632679579) translate (4.048cm 5.518cm)">
          <draw:text-box>
            <text:p text:style-name="P2"><text:span text:style-name="T5">...</text:span></text:p>
          </draw:text-box>
        </draw:frame>
        <draw:custom-shape draw:style-name="gr1" draw:text-style-name="P4" xml:id="id2" draw:id="id2" draw:layer="layout" svg:width="1.27cm" svg:height="1.27cm" svg:x="5.445cm" svg:y="4.81cm">
          <text:p text:style-name="P4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xml:id="id1" draw:id="id1" draw:layer="layout" svg:width="0.84cm" svg:height="0.83cm" svg:x="5.684cm" svg:y="3.213cm">
          <draw:text-box>
            <text:p text:style-name="P2"><text:span text:style-name="T7">θ</text:span><text:span text:style-name="T8">j </text:span></text:p>
          </draw:text-box>
        </draw:frame>
        <draw:connector draw:style-name="gr4" draw:text-style-name="P6" draw:layer="layout" draw:type="line" svg:x1="6.104cm" svg:y1="4.043cm" svg:x2="6.08cm" svg:y2="4.81cm" draw:start-shape="id1" draw:start-glue-point="2" draw:end-shape="id2" draw:end-glue-point="4" svg:d="M6104 4043l-24 767">
          <text:p/>
        </draw:connector>
        <draw:connector draw:style-name="gr4" draw:text-style-name="P6" draw:layer="layout" draw:type="line" svg:x1="3.794cm" svg:y1="3.591cm" svg:x2="5.631cm" svg:y2="4.996cm" draw:start-shape="id3" draw:start-glue-point="10" draw:end-shape="id2" draw:end-glue-point="5" svg:d="M3794 3591l1837 1405">
          <text:p/>
        </draw:connector>
        <draw:connector draw:style-name="gr4" draw:text-style-name="P6" draw:layer="layout" draw:type="line" svg:x1="3.794cm" svg:y1="4.894cm" svg:x2="5.445cm" svg:y2="5.445cm" draw:start-shape="id4" draw:start-glue-point="10" draw:end-shape="id2" draw:end-glue-point="6" svg:d="M3794 4894l1651 551">
          <text:p/>
        </draw:connector>
        <draw:connector draw:style-name="gr4" draw:text-style-name="P6" draw:layer="layout" draw:type="line" svg:x1="3.794cm" svg:y1="6.794cm" svg:x2="5.631cm" svg:y2="5.894cm" draw:start-shape="id5" draw:start-glue-point="10" draw:end-shape="id2" draw:end-glue-point="7" svg:d="M3794 6794l1837-900">
          <text:p/>
        </draw:connector>
        <draw:frame draw:style-name="gr3" draw:text-style-name="P5" draw:layer="layout" svg:width="0.977cm" svg:height="0.83cm" svg:x="4.385cm" svg:y="3.513cm">
          <draw:text-box>
            <text:p text:style-name="P2"><text:span text:style-name="T7">w</text:span><text:span text:style-name="T9">1</text:span><text:span text:style-name="T8">j</text:span></text:p>
          </draw:text-box>
        </draw:frame>
        <draw:frame draw:style-name="gr3" draw:text-style-name="P5" draw:layer="layout" svg:width="0.977cm" svg:height="0.83cm" svg:x="4.086cm" svg:y="4.413cm">
          <draw:text-box>
            <text:p text:style-name="P2"><text:span text:style-name="T7">w</text:span><text:span text:style-name="T9">2</text:span><text:span text:style-name="T8">j</text:span></text:p>
          </draw:text-box>
        </draw:frame>
        <draw:frame draw:style-name="gr3" draw:text-style-name="P5" draw:layer="layout" svg:width="0.977cm" svg:height="0.83cm" svg:x="4.087cm" svg:y="5.613cm">
          <draw:text-box>
            <text:p text:style-name="P2"><text:span text:style-name="T7">w</text:span><text:span text:style-name="T8">nj</text:span></text:p>
          </draw:text-box>
        </draw:frame>
        <draw:frame draw:style-name="gr3" draw:text-style-name="P8" draw:layer="layout" svg:width="2.149cm" svg:height="1.217cm" svg:x="5.085cm" svg:y="6.113cm">
          <draw:text-box>
            <text:p text:style-name="P7"><text:span text:style-name="T10">Summing</text:span></text:p>
            <text:p text:style-name="P7"><text:span text:style-name="T10">function</text:span></text:p>
          </draw:text-box>
        </draw:frame>
        <draw:rect draw:style-name="gr5" draw:text-style-name="P6" xml:id="id6" draw:id="id6" draw:layer="layout" svg:width="1.143cm" svg:height="0.635cm" svg:x="7.831cm" svg:y="5.137cm">
          <text:p text:style-name="P6"><text:span text:style-name="T11">f</text:span>(.)</text:p>
        </draw:rect>
        <draw:connector draw:style-name="gr4" draw:text-style-name="P6" draw:layer="layout" draw:type="line" svg:x1="6.715cm" svg:y1="5.445cm" svg:x2="7.831cm" svg:y2="5.454cm" draw:start-shape="id2" draw:start-glue-point="10" draw:end-shape="id6" draw:end-glue-point="3" svg:d="M6715 5445l1116 9">
          <text:p/>
        </draw:connector>
        <draw:frame draw:style-name="gr3" draw:text-style-name="P8" draw:layer="layout" svg:width="2.288cm" svg:height="1.217cm" svg:x="7.286cm" svg:y="6.114cm">
          <draw:text-box>
            <text:p text:style-name="P7"><text:span text:style-name="T10">Activation</text:span></text:p>
            <text:p text:style-name="P7"><text:span text:style-name="T10">function</text:span></text:p>
          </draw:text-box>
        </draw:frame>
        <draw:frame draw:style-name="gr3" draw:text-style-name="P5" xml:id="id7" draw:id="id7" draw:layer="layout" svg:width="0.819cm" svg:height="0.83cm" svg:x="9.617cm" svg:y="5.039cm">
          <draw:text-box>
            <text:p text:style-name="P2"><text:span text:style-name="T7">y</text:span><text:span text:style-name="T8">j </text:span></text:p>
          </draw:text-box>
        </draw:frame>
        <draw:connector draw:style-name="gr4" draw:text-style-name="P9" draw:layer="layout" draw:type="line" svg:x1="8.974cm" svg:y1="5.454cm" svg:x2="9.617cm" svg:y2="5.454cm" draw:start-shape="id6" draw:start-glue-point="1" draw:end-shape="id7" draw:end-glue-point="3" svg:d="M8974 5454h643">
          <text:p/>
        </draw:connector>
        <draw:frame draw:style-name="gr3" draw:text-style-name="P5" draw:layer="layout" svg:width="0.819cm" svg:height="0.83cm" svg:x="6.818cm" svg:y="4.639cm">
          <draw:text-box>
            <text:p text:style-name="P2"><text:span text:style-name="T7">x</text:span><text:span text:style-name="T8">j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4-27T08:53:50.35</dc:date>
    <dc:creator>Loc Nguyen</dc:creator>
    <meta:editing-duration>PT23M9S</meta:editing-duration>
    <meta:editing-cycles>10</meta:editing-cycles>
    <meta:generator>OpenOffice/4.1.2$Win32 OpenOffice.org_project/412m3$Build-9782</meta:generator>
    <meta:document-statistic meta:object-count="20"/>
  </office:meta>
</office:document-meta>
</file>